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MOLOCHO, LENI YACEL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MOLOCHO, LENI YACEL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77341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QUISPE MONSALVE, JOSE OSCA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093655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1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3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3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2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18:49:4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